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dobe-clean" svg:font-family="adobe-clean, 'Source Sans Pro', apple-system, BlinkMacSystemFont, 'Segoe UI', Roboto, sans-serif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adobe-clean" fo:font-size="13.5pt" fo:letter-spacing="normal" fo:font-style="normal" fo:font-weight="normal" loext:padding="0cm" loext:border="none"/>
    </style:style>
    <style:style style:name="P2" style:family="paragraph" style:parent-style-name="Heading_20_3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000000" loext:opacity="100%" style:font-name="adobe-clean" fo:font-size="11.25pt" fo:letter-spacing="normal" fo:font-style="normal" fo:font-weight="normal" loext:padding="0cm" loext:border="none"/>
    </style:style>
    <style:style style:name="P3" style:family="paragraph" style:parent-style-name="Standard" style:master-page-name="Standard">
      <style:paragraph-properties style:page-number="1"/>
      <style:text-properties officeooo:paragraph-rsid="001fdd0e"/>
    </style:style>
    <style:style style:name="P4" style:family="paragraph" style:parent-style-name="Text_20_body">
      <style:paragraph-properties fo:margin-left="0cm" fo:margin-right="0cm" fo:margin-top="0.397cm" fo:margin-bottom="0.397cm" style:contextual-spacing="false" fo:line-height="180%" fo:orphans="2" fo:widows="2" fo:text-indent="0cm" style:auto-text-indent="false" fo:padding="0cm" fo:border="none"/>
      <style:text-properties fo:font-variant="normal" fo:text-transform="none" fo:color="#000000" loext:opacity="100%" style:font-name="adobe-clean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200%" fo:orphans="2" fo:widows="2" fo:text-indent="0cm" style:auto-text-indent="false" fo:padding="0cm" fo:border="none"/>
      <style:text-properties fo:font-variant="normal" fo:text-transform="none" fo:color="#000000" loext:opacity="100%" style:font-name="adobe-clean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200%" fo:orphans="2" fo:widows="2" fo:text-indent="0cm" style:auto-text-indent="false" fo:padding="0cm" fo:border="none"/>
      <style:text-properties fo:font-variant="normal" fo:text-transform="none" fo:color="#000000" loext:opacity="100%" style:font-name="adobe-clean" fo:font-size="11.25pt" fo:letter-spacing="normal" fo:font-style="normal" fo:font-weight="normal" officeooo:rsid="001183af" officeooo:paragraph-rsid="001183af"/>
    </style:style>
    <style:style style:name="P7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dobe-clean" fo:font-size="11.25pt" fo:letter-spacing="normal" fo:font-style="normal" fo:font-weight="normal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000000" loext:opacity="100%" style:font-name="adobe-clean" fo:font-size="11.25pt" fo:letter-spacing="normal" fo:font-style="normal" fo:font-weight="normal"/>
    </style:style>
    <style:style style:name="P9" style:family="paragraph" style:parent-style-name="Text_20_body" style:list-style-name="L4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000000" loext:opacity="100%" style:font-name="adobe-clean" fo:font-size="11.2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200%" fo:orphans="2" fo:widows="2" fo:text-indent="0cm" style:auto-text-indent="false" fo:padding="0cm" fo:border="none"/>
      <style:text-properties fo:font-variant="normal" fo:text-transform="none" fo:color="#000000" loext:opacity="100%" style:font-name="adobe-clean" fo:font-size="11.25pt" fo:letter-spacing="normal" fo:font-style="normal" fo:font-weight="bold" officeooo:paragraph-rsid="001183af" style:font-weight-asian="bold" style:font-weight-complex="bold"/>
    </style:style>
    <style:style style:name="P11" style:family="paragraph" style:parent-style-name="normal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font-name="adobe-clean" fo:font-size="13.5pt" fo:letter-spacing="normal" fo:font-style="normal" fo:font-weight="normal" officeooo:paragraph-rsid="001fdd0e" loext:padding="0cm" loext:border="none"/>
    </style:style>
    <style:style style:name="P12" style:family="paragraph" style:parent-style-name="normal">
      <style:paragraph-properties fo:margin-left="1.27cm" fo:margin-right="0cm" fo:text-indent="-0.635cm" style:auto-text-indent="false"/>
      <style:text-properties fo:font-variant="normal" fo:text-transform="none" fo:color="#000000" loext:opacity="100%" style:font-name="adobe-clean" fo:font-size="13.5pt" fo:letter-spacing="normal" fo:font-style="normal" fo:font-weight="normal" officeooo:paragraph-rsid="001fdd0e" loext:padding="0cm" loext:border="none"/>
    </style:style>
    <style:style style:name="P13" style:family="paragraph" style:parent-style-name="normal" style:list-style-name="WWNum1">
      <style:paragraph-properties fo:margin-left="1.27cm" fo:margin-right="0cm" fo:text-indent="-0.635cm" style:auto-text-indent="false"/>
      <style:text-properties officeooo:paragraph-rsid="001fdd0e"/>
    </style:style>
    <style:style style:name="P14" style:family="paragraph" style:parent-style-name="normal">
      <style:text-properties officeooo:paragraph-rsid="001fdd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9e8" style:font-weight-asian="bold" style:font-weight-complex="bold"/>
    </style:style>
    <style:style style:name="T3" style:family="text">
      <style:text-properties fo:font-weight="bold" officeooo:rsid="001fdd0e" style:font-weight-asian="bold" style:font-weight-complex="bold"/>
    </style:style>
    <style:style style:name="T4" style:family="text">
      <style:text-properties officeooo:rsid="000dad57"/>
    </style:style>
    <style:style style:name="T5" style:family="text">
      <style:text-properties fo:font-size="13.5pt"/>
    </style:style>
    <style:style style:name="T6" style:family="text">
      <style:text-properties fo:font-size="13.5pt" loext:padding="0cm" loext:border="none"/>
    </style:style>
    <style:style style:name="T7" style:family="text">
      <style:text-properties fo:font-size="13.5pt" officeooo:rsid="001183af" loext:padding="0cm" loext:border="none"/>
    </style:style>
    <style:style style:name="T8" style:family="text">
      <style:text-properties fo:font-size="13.5pt" fo:font-weight="bold" style:font-weight-asian="bold" style:font-weight-complex="bold"/>
    </style:style>
    <style:style style:name="T9" style:family="text">
      <style:text-properties officeooo:rsid="001183af"/>
    </style:style>
    <style:style style:name="T10" style:family="text">
      <style:text-properties officeooo:rsid="001829e8"/>
    </style:style>
    <style:style style:name="T11" style:family="text">
      <style:text-properties officeooo:rsid="0019ad94"/>
    </style:style>
    <style:style style:name="T12" style:family="text">
      <style:text-properties officeooo:rsid="001fdd0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I</text:span><text:span text:style-name="T3">nter</text:span><text:span text:style-name="T1">view Questions:</text:span></text:p>
      <text:p text:style-name="P14"/>
      <text:list xml:id="list2825045807" text:style-name="WWNum1">
        <text:list-item>
          <text:p text:style-name="P13">Extended Keywords.</text:p>
        </text:list-item>
        <text:list-item>
          <text:p text:style-name="P13">Any of the feature or module functionality that you feel as an accomplishment?<text:tab/></text:p>
        </text:list-item>
        <text:list-item>
          <text:p text:style-name="P13">What are the things you have implemented in Magento?</text:p>
        </text:list-item>
        <text:list-item>
          <text:p text:style-name="P13">Rate yourself in OOPs concept out of 5.</text:p>
        </text:list-item>
        <text:list-item>
          <text:p text:style-name="P13">What is your understanding on abstraction?</text:p>
        </text:list-item>
        <text:list-item>
          <text:p text:style-name="P13">What is the need of creating extra function?</text:p>
        </text:list-item>
        <text:list-item>
          <text:p text:style-name="P13">What is the use of interface?</text:p>
        </text:list-item>
        <text:list-item>
          <text:p text:style-name="P13">Do you use interface in core PHP?</text:p>
        </text:list-item>
        <text:list-item>
          <text:p text:style-name="P13">What is your understanding in name space and what is the use of it?</text:p>
        </text:list-item>
        <text:list-item>
          <text:p text:style-name="P13">What is the difference between public, private and protected?</text:p>
        </text:list-item>
        <text:list-item>
          <text:p text:style-name="P13">Define how you can create public, private or protected type?</text:p>
        </text:list-item>
        <text:list-item>
          <text:p text:style-name="P13">Interfaces in Magento.</text:p>
        </text:list-item>
        <text:list-item>
          <text:p text:style-name="P13">Magento 2, what is the actual purpose of factory classes?</text:p>
        </text:list-item>
        <text:list-item>
          <text:p text:style-name="P13">What is virtual type in Magento 2?</text:p>
        </text:list-item>
        <text:list-item>
          <text:p text:style-name="P13">Where can we use virtual classes?</text:p>
        </text:list-item>
        <text:list-item>
          <text:p text:style-name="P13">Idea on Rabbitmq?</text:p>
        </text:list-item>
        <text:list-item>
          <text:p text:style-name="P13">Joints in MySQL</text:p>
        </text:list-item>
        <text:list-item>
          <text:p text:style-name="P13">What is the use of left Joint?</text:p>
        </text:list-item>
        <text:list-item>
          <text:p text:style-name="P13">Transaction in MySQL.</text:p>
        </text:list-item>
        <text:list-item>
          <text:p text:style-name="P13">What is implemented keywords.</text:p>
        </text:list-item>
        <text:list-item>
          <text:p text:style-name="P13">What is the purpose of an extra interface if we can create a concrete class?</text:p>
        </text:list-item>
        <text:list-item>
          <text:p text:style-name="P13">What is the difference between self &amp; $this?</text:p>
        </text:list-item>
        <text:list-item>
          <text:p text:style-name="P13">PSR autoLoading.</text:p>
        </text:list-item>
        <text:list-item>
          <text:p text:style-name="P13">Any ideas on PSR to PSR coding standard.</text:p>
        </text:list-item>
        <text:list-item>
          <text:p text:style-name="P13">What is the use of factory classes?</text:p>
        </text:list-item>
        <text:list-item>
          <text:p text:style-name="P13">Explain working of factory classes.</text:p>
        </text:list-item>
        <text:list-item>
          <text:p text:style-name="P13">How can you create a helper class?</text:p>
        </text:list-item>
        <text:list-item>
          <text:p text:style-name="P13">WHY do you use factory class instead of model class?</text:p>
        </text:list-item>
        <text:list-item>
          <text:p text:style-name="P13">Any ideas on Webhooks &amp; graphql.</text:p>
        </text:list-item>
        <text:list-item>
          <text:p text:style-name="P13">What is mutation in graphql?</text:p>
        </text:list-item>
        <text:list-item>
          <text:p text:style-name="P13">What is a Query?</text:p>
        </text:list-item>
        <text:list-item>
          <text:p text:style-name="P11">Quiz Problem: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h text:style-name="P1" text:outline-level="3"><text:soft-page-break/></text:h>
      <text:h text:style-name="P1" text:outline-level="3"><text:span text:style-name="T4">1</text:span>.<text:span text:style-name="T1">  How can you increase the Security of Magento applications?</text:span></text:h>
      <text:p text:style-name="P4">The following strategies can be applied to increase the security of Magento applications.</text:p>
      <text:list xml:id="list3123397022" text:style-name="L1">
        <text:list-item>
          <text:p text:style-name="P5">Installing an SSL certificate on the store website</text:p>
        </text:list-item>
        <text:list-item>
          <text:p text:style-name="P5">Using the latest version of Magento</text:p>
        </text:list-item>
        <text:list-item>
          <text:p text:style-name="P5">Using strong passwords</text:p>
        </text:list-item>
        <text:list-item>
          <text:p text:style-name="P5">Using the Magento scan tool</text:p>
        </text:list-item>
        <text:list-item>
          <text:p text:style-name="P5">Using Magento reCAPTCHA</text:p>
        </text:list-item>
        <text:list-item>
          <text:p text:style-name="P5">Regular backing up of Magento site</text:p>
        </text:list-item>
        <text:list-item>
          <text:p text:style-name="P5">Using a unique URL for accessing Admin Dashboard.</text:p>
        </text:list-item>
      </text:list>
      <text:p text:style-name="P6"/>
      <text:p text:style-name="P10"><text:span text:style-name="T7">2</text:span><text:span text:style-name="T6">. List out the essential features of Magento?</text:span></text:p>
      <text:p text:style-name="P4">Following are the essential features of Magento:</text:p>
      <text:list xml:id="list4054494673" text:style-name="L4">
        <text:list-item>
          <text:p text:style-name="P9">Analytics and Reporting</text:p>
        </text:list-item>
        <text:list-item>
          <text:p text:style-name="P9">Product Browsing</text:p>
        </text:list-item>
        <text:list-item>
          <text:p text:style-name="P9">Catalog Management</text:p>
        </text:list-item>
        <text:list-item>
          <text:p text:style-name="P9">Customer Accounts</text:p>
        </text:list-item>
        <text:list-item>
          <text:p text:style-name="P9">Order Management</text:p>
        </text:list-item>
        <text:list-item>
          <text:p text:style-name="P9">Payment and Shipping</text:p>
        </text:list-item>
        <text:list-item>
          <text:p text:style-name="P9">Search Engine Optimisation</text:p>
        </text:list-item>
        <text:list-item>
          <text:p text:style-name="P9">Marketing and Promotion Tools</text:p>
        </text:list-item>
        <text:list-item>
          <text:p text:style-name="P9">Site Management</text:p>
        </text:list-item>
        <text:list-item>
          <text:p text:style-name="P9">Mobile Commerce.</text:p>
        </text:list-item>
      </text:list>
      <text:p text:style-name="P8"/>
      <text:h text:style-name="P2" text:outline-level="3"> <text:span text:style-name="T2">3.</text:span><text:span text:style-name="T10"> </text:span><text:span text:style-name="T8">How would you use the Object Manager in Magento 2?</text:span></text:h>
      <text:p text:style-name="P4">We can use the object manager in Magento 2 for creating and retrieving objects. Also, you can use the object manager for creating proxies and factories.In addition, the object manager can be used for the following tasks:</text:p>
      <text:list xml:id="list1311537676" text:style-name="L6">
        <text:list-item>
          <text:p text:style-name="P7">Implementing singleton patterns</text:p>
        </text:list-item>
        <text:list-item>
          <text:p text:style-name="P7">Making dependency management</text:p>
        </text:list-item>
        <text:list-item>
          <text:p text:style-name="P7"><text:soft-page-break/>Making parameter instantiation in class constructors.</text:p>
        </text:list-item>
      </text:list>
      <text:p text:style-name="P8"/>
      <text:p text:style-name="P8"/>
      <text:p text:style-name="P8"/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dobe-clean" svg:font-family="adobe-clean, 'Source Sans Pro', apple-system, BlinkMacSystemFont, 'Segoe UI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4:38:47.656196149</meta:creation-date>
    <dc:date>2024-11-02T14:48:13.563986982</dc:date>
    <meta:editing-duration>PT9M22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59" meta:word-count="433" meta:character-count="2418" meta:non-whitespace-character-count="2093"/>
  </office:meta>
</office:document-meta>
</file>